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1.468cm" fo:min-width="1.218cm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1.468cm" fo:min-width="1.219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draw:stroke-dash="LangeStriche" svg:stroke-width="0.05cm" svg:stroke-color="#000000" draw:fill="none" draw:fill-color="#ffffff" draw:textarea-horizontal-align="left" draw:auto-grow-height="true" draw:auto-grow-width="true" fo:min-height="1.425cm" fo:min-width="3.278cm"/>
    </style:style>
    <style:style style:name="gr5" style:family="graphic" style:parent-style-name="objectwithoutfill">
      <style:graphic-properties draw:stroke="solid" draw:stroke-dash="LangeStriche"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LangeStriche" svg:stroke-width="0.05cm" svg:stroke-color="#000000" draw:fill="none" draw:textarea-horizontal-align="justify" draw:textarea-vertical-align="middle" draw:auto-grow-height="false" fo:min-height="15.2cm" fo:min-width="12.5cm" fo:padding-top="0.15cm" fo:padding-bottom="0.15cm" fo:padding-left="0.275cm" fo:padding-right="0.275cm"/>
    </style:style>
    <style:style style:name="gr7" style:family="graphic" style:parent-style-name="standard" style:list-style-name="L1">
      <style:graphic-properties draw:stroke="solid" draw:stroke-dash="Dashed_20__28_var_29_" svg:stroke-width="0.05cm" svg:stroke-color="#000000" draw:marker-start-width="0.275cm" draw:marker-end-width="0.275cm" draw:fill="solid" draw:fill-color="#c0c0c0" draw:textarea-horizontal-align="justify" draw:textarea-vertical-align="middle" draw:auto-grow-height="false" fo:min-height="1.468cm" fo:min-width="1.219cm" fo:padding-top="0.15cm" fo:padding-bottom="0.15cm" fo:padding-left="0.275cm" fo:padding-right="0.275cm"/>
    </style:style>
    <style:style style:name="gr8" style:family="graphic" style:parent-style-name="standard">
      <style:graphic-properties draw:stroke="solid" draw:stroke-dash="Dashed_20__28_var_29_" svg:stroke-width="0.05cm" svg:stroke-color="#000000" draw:marker-start-width="0.275cm" draw:marker-end-width="0.275cm" draw:fill="solid" draw:fill-color="#c0c0c0" draw:textarea-horizontal-align="justify" draw:textarea-vertical-align="middle" draw:auto-grow-height="false" fo:min-height="1.468cm" fo:min-width="1.218cm" fo:padding-top="0.15cm" fo:padding-bottom="0.15cm" fo:padding-left="0.275cm" fo:padding-right="0.275cm"/>
    </style:style>
    <style:style style:name="gr9" style:family="graphic" style:parent-style-name="standard">
      <style:graphic-properties draw:stroke="solid" draw:stroke-dash="Dashed_20__28_var_29_" svg:stroke-width="0.05cm" svg:stroke-color="#000000" draw:marker-start-width="0.275cm" draw:marker-end-width="0.275cm" draw:fill="solid" draw:fill-color="#c0c0c0" draw:textarea-horizontal-align="justify" draw:textarea-vertical-align="middle" draw:auto-grow-height="false" fo:min-height="1.468cm" fo:min-width="1.219cm" fo:padding-top="0.15cm" fo:padding-bottom="0.15cm" fo:padding-left="0.275cm" fo:padding-right="0.275cm"/>
    </style:style>
    <style:style style:name="gr10" style:family="graphic" style:parent-style-name="standard">
      <style:graphic-properties draw:stroke="dash" draw:stroke-dash="LangeStriche" svg:stroke-width="0.05cm" svg:stroke-color="#000000" draw:fill="none" draw:textarea-horizontal-align="justify" draw:textarea-vertical-align="middle" draw:auto-grow-height="false" fo:min-height="15.2cm" fo:min-width="7.45cm" fo:padding-top="0.15cm" fo:padding-bottom="0.15cm" fo:padding-left="0.275cm" fo:padding-right="0.275cm"/>
    </style:style>
    <style:style style:name="gr11" style:family="graphic" style:parent-style-name="standard">
      <style:graphic-properties draw:stroke="dash" draw:stroke-dash="LangeStriche" svg:stroke-width="0.05cm" svg:stroke-color="#000000" draw:fill="none" draw:textarea-horizontal-align="justify" draw:textarea-vertical-align="middle" draw:auto-grow-height="false" fo:min-height="15.2cm" fo:min-width="4cm" fo:padding-top="0.15cm" fo:padding-bottom="0.15cm" fo:padding-left="0.275cm" fo:padding-right="0.275cm"/>
    </style:style>
    <style:style style:name="gr12" style:family="graphic" style:parent-style-name="standard">
      <style:graphic-properties draw:stroke="solid" draw:stroke-dash="LangeStriche" svg:stroke-width="0.05cm" svg:stroke-color="#000000" draw:marker-start-width="0.275cm" draw:marker-end-width="0.275cm" draw:fill="none" draw:fill-color="#cccccc" draw:textarea-horizontal-align="justify" draw:textarea-vertical-align="middle" draw:auto-grow-height="false" fo:min-height="1.468cm" fo:min-width="1.219cm" fo:padding-top="0.15cm" fo:padding-bottom="0.15cm" fo:padding-left="0.275cm" fo:padding-right="0.275cm"/>
    </style:style>
    <style:style style:name="gr13" style:family="graphic" style:parent-style-name="standard">
      <style:graphic-properties draw:stroke="none" draw:stroke-dash="LangeStriche" svg:stroke-color="#000000" draw:fill="none" draw:fill-color="#ffffff" draw:textarea-horizontal-align="left" draw:auto-grow-height="true" draw:auto-grow-width="false" fo:min-height="2.833cm" fo:min-width="2.98cm"/>
    </style:style>
    <style:style style:name="gr14" style:family="graphic" style:parent-style-name="standard">
      <style:graphic-properties draw:stroke="none" draw:stroke-dash="LangeStriche" svg:stroke-width="0.05cm" svg:stroke-color="#000000" draw:fill="none" draw:fill-color="#ffffff" draw:textarea-horizontal-align="left" draw:auto-grow-height="true" draw:auto-grow-width="true" fo:min-height="1.425cm" fo:min-width="3.245cm"/>
    </style:style>
    <style:style style:name="gr15" style:family="graphic" style:parent-style-name="standard" style:list-style-name="L1">
      <style:graphic-properties draw:stroke="solid" draw:stroke-dash="Dashed_20__28_var_29_" svg:stroke-width="0.05cm" svg:stroke-color="#000000" draw:marker-start-width="0.275cm" draw:marker-end-width="0.275cm" draw:fill="solid" draw:fill-color="#c0c0c0" draw:textarea-horizontal-align="justify" draw:textarea-vertical-align="middle" draw:auto-grow-height="false" fo:min-height="1.468cm" fo:min-width="1.219cm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size="18pt"/>
    </style:style>
    <style:style style:name="P2" style:family="paragraph">
      <loext:graphic-properties draw:fill="none"/>
      <style:paragraph-properties fo:text-align="center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8pt"/>
    </style:style>
    <style:style style:name="P5" style:family="paragraph">
      <loext:graphic-properties draw:fill="solid" draw:fill-color="#c0c0c0"/>
      <style:paragraph-properties fo:text-align="center"/>
      <style:text-properties style:font-name="Arial" fo:font-size="18pt" style:letter-kerning="true" style:font-name-asian="SimSun" style:font-size-asian="18pt" style:font-name-complex="Lucida Sans" style:font-size-complex="18pt"/>
    </style:style>
    <style:style style:name="P6" style:family="paragraph">
      <loext:graphic-properties draw:fill="solid" draw:fill-color="#c0c0c0"/>
      <style:paragraph-properties fo:text-align="center"/>
      <style:text-properties fo:font-size="18pt"/>
    </style:style>
    <style:style style:name="P7" style:family="paragraph">
      <loext:graphic-properties draw:fill="none" draw:fill-color="#cccccc"/>
      <style:paragraph-properties fo:text-align="center"/>
      <style:text-properties fo:font-size="18pt"/>
    </style:style>
    <style:style style:name="P8" style:family="paragraph">
      <style:text-properties fo:font-size="18pt"/>
    </style:style>
    <style:style style:name="P9" style:family="paragraph">
      <loext:graphic-properties draw:fill="none" draw:fill-color="#ffffff"/>
      <style:text-properties fo:font-size="18pt"/>
    </style:style>
    <style:style style:name="T1" style:family="text">
      <style:text-properties style:font-name="Arial" fo:font-size="18pt" style:letter-kerning="true" style:font-name-asian="SimSun" style:font-size-asian="18pt" style:font-name-complex="Lucida Sans" style:font-size-complex="18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2" xml:id="id3" draw:id="id3" draw:layer="layout" svg:width="2.5cm" svg:height="2.5cm" svg:x="13.952cm" svg:y="4.5cm">
            <text:p text:style-name="P1">Rende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2" draw:id="id2" draw:layer="layout" svg:width="2.501cm" svg:height="2.5cm" svg:x="17.45cm" svg:y="4.5cm">
            <text:p text:style-name="P1">Client</text:p>
            <text:p text:style-name="P1">stat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" draw:id="id1" draw:layer="layout" svg:width="2.501cm" svg:height="2.5cm" svg:x="17.45cm" svg:y="8.45cm">
            <text:p text:style-name="P1">Client</text:p>
            <text:p text:style-name="P1">input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3" draw:layer="layout" draw:type="line" svg:x1="18.701cm" svg:y1="8.45cm" svg:x2="18.701cm" svg:y2="7cm" draw:start-shape="id1" draw:start-glue-point="4" draw:end-shape="id2" draw:end-glue-point="8" svg:d="M18701 8450v-1450" svg:viewBox="0 0 1 1451">
            <text:p/>
          </draw:connector>
          <draw:connector draw:style-name="gr3" draw:text-style-name="P3" draw:layer="layout" draw:type="line" svg:x1="17.45cm" svg:y1="5.75cm" svg:x2="16.452cm" svg:y2="5.75cm" draw:start-shape="id2" draw:start-glue-point="6" draw:end-shape="id3" draw:end-glue-point="10" svg:d="M17450 5750h-998" svg:viewBox="0 0 999 1">
            <text:p/>
          </draw:connector>
          <draw:connector draw:style-name="gr3" draw:text-style-name="P3" draw:layer="layout" draw:type="line" svg:x1="13.952cm" svg:y1="5.75cm" svg:x2="11.451cm" svg:y2="5.75cm" draw:start-shape="id3" draw:start-glue-point="6" draw:end-shape="id4" draw:end-glue-point="10" svg:d="M13952 5750h-2501" svg:viewBox="0 0 2502 1">
            <text:p/>
          </draw:connector>
          <draw:custom-shape draw:style-name="gr1" draw:text-style-name="P2" xml:id="id5" draw:id="id5" draw:layer="layout" svg:width="2.5cm" svg:height="2.5cm" svg:x="8.901cm" svg:y="8.45cm">
            <text:p text:style-name="P1">Input</text:p>
            <text:p text:style-name="P1">devices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4" draw:id="id4" draw:layer="layout" svg:width="2.501cm" svg:height="2.5cm" svg:x="8.95cm" svg:y="4.5cm">
            <text:p text:style-name="P1">AV</text:p>
            <text:p text:style-name="P1">output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3" draw:layer="layout" draw:type="line" svg:x1="11.401cm" svg:y1="9.7cm" svg:x2="17.45cm" svg:y2="9.7cm" draw:start-shape="id5" draw:start-glue-point="10" draw:end-shape="id1" draw:end-glue-point="6" svg:d="M11401 9700h6049" svg:viewBox="0 0 6050 1">
            <text:p/>
          </draw:connector>
          <draw:frame draw:style-name="gr4" draw:text-style-name="P4" xml:id="id6" draw:id="id6" draw:layer="layout" svg:width="3.778cm" svg:height="1.675cm" svg:x="4.1cm" svg:y="7cm">
            <draw:text-box>
              <text:p text:style-name="P1">Human</text:p>
              <text:p text:style-name="P1">player</text:p>
            </draw:text-box>
          </draw:frame>
          <draw:connector draw:style-name="gr5" draw:text-style-name="P3" draw:layer="layout" draw:type="curve" svg:x1="8.95cm" svg:y1="5.75cm" svg:x2="5.989cm" svg:y2="7cm" draw:start-shape="id4" draw:start-glue-point="6" draw:end-shape="id6" draw:end-glue-point="0" svg:d="M8950 5750c-1974 0-2961 416-2961 1250" svg:viewBox="0 0 2962 1251">
            <text:p/>
          </draw:connector>
          <draw:connector draw:style-name="gr5" draw:text-style-name="P3" draw:layer="layout" draw:type="curve" svg:x1="5.989cm" svg:y1="8.675cm" svg:x2="8.901cm" svg:y2="9.7cm" draw:start-shape="id6" draw:start-glue-point="2" draw:end-shape="id5" draw:end-glue-point="6" svg:d="M5989 8675c0 684 970 1025 2912 1025" svg:viewBox="0 0 2913 1026">
            <text:p/>
          </draw:connector>
          <draw:custom-shape draw:style-name="gr6" draw:text-style-name="P3" draw:layer="layout" svg:width="13.05cm" svg:height="15.5cm" svg:x="7.851cm" svg:y="0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2" draw:style-name="dp1" draw:master-page-name="Standard">
        <draw:g>
          <draw:custom-shape draw:style-name="gr1" draw:text-style-name="P2" xml:id="id9" draw:id="id9" draw:layer="layout" svg:width="2.5cm" svg:height="2.5cm" svg:x="13.952cm" svg:y="4.5cm">
            <text:p text:style-name="P1">Rende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xml:id="id10" draw:id="id10" draw:layer="layout" svg:width="2.501cm" svg:height="2.5cm" svg:x="13.951cm" svg:y="0.5cm">
            <text:p text:style-name="P1"><text:span text:style-name="T1">Encod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xml:id="id11" draw:id="id11" draw:layer="layout" svg:width="2.5cm" svg:height="2.5cm" svg:x="8.901cm" svg:y="0.5cm">
            <text:p text:style-name="P1">Decod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8" draw:id="id8" draw:layer="layout" svg:width="2.501cm" svg:height="2.5cm" svg:x="17.45cm" svg:y="4.5cm">
            <text:p text:style-name="P1">Client</text:p>
            <text:p text:style-name="P1">stat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7" draw:id="id7" draw:layer="layout" svg:width="2.501cm" svg:height="2.5cm" svg:x="17.45cm" svg:y="8.45cm">
            <text:p text:style-name="P1">Client</text:p>
            <text:p text:style-name="P1">input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6" xml:id="id13" draw:id="id13" draw:layer="layout" svg:width="2.501cm" svg:height="2.5cm" svg:x="8.9cm" svg:y="12.5cm">
            <text:p text:style-name="P1">Local</text:p>
            <text:p text:style-name="P1">input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3" draw:layer="layout" draw:type="line" svg:x1="18.701cm" svg:y1="8.45cm" svg:x2="18.701cm" svg:y2="7cm" draw:start-shape="id7" draw:start-glue-point="4" draw:end-shape="id8" draw:end-glue-point="8" svg:d="M18701 8450v-1450" svg:viewBox="0 0 1 1451">
            <text:p/>
          </draw:connector>
          <draw:connector draw:style-name="gr3" draw:text-style-name="P3" draw:layer="layout" draw:type="line" svg:x1="17.45cm" svg:y1="5.75cm" svg:x2="16.452cm" svg:y2="5.75cm" draw:start-shape="id8" draw:start-glue-point="6" draw:end-shape="id9" draw:end-glue-point="10" svg:d="M17450 5750h-998" svg:viewBox="0 0 999 1">
            <text:p/>
          </draw:connector>
          <draw:connector draw:style-name="gr3" draw:text-style-name="P3" draw:layer="layout" draw:type="line" svg:x1="15.202cm" svg:y1="4.5cm" svg:x2="15.202cm" svg:y2="3cm" draw:start-shape="id9" draw:start-glue-point="4" draw:end-shape="id10" draw:end-glue-point="8" svg:d="M15202 4500v-1500" svg:viewBox="0 0 1 1501">
            <text:p/>
          </draw:connector>
          <draw:connector draw:style-name="gr3" draw:text-style-name="P3" draw:layer="layout" draw:type="line" svg:x1="13.951cm" svg:y1="1.75cm" svg:x2="11.401cm" svg:y2="1.75cm" draw:start-shape="id10" draw:start-glue-point="6" draw:end-shape="id11" draw:end-glue-point="10" svg:d="M13951 1750h-2550" svg:viewBox="0 0 2551 1">
            <text:p/>
          </draw:connector>
          <draw:custom-shape draw:style-name="gr1" draw:text-style-name="P2" xml:id="id12" draw:id="id12" draw:layer="layout" svg:width="2.5cm" svg:height="2.5cm" svg:x="8.901cm" svg:y="8.45cm">
            <text:p text:style-name="P1">Input</text:p>
            <text:p text:style-name="P1">devices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4" draw:id="id14" draw:layer="layout" svg:width="2.501cm" svg:height="2.5cm" svg:x="8.95cm" svg:y="4.5cm">
            <text:p text:style-name="P1">AV</text:p>
            <text:p text:style-name="P1">output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3" draw:layer="layout" draw:type="line" svg:x1="10.151cm" svg:y1="10.95cm" svg:x2="10.151cm" svg:y2="12.5cm" draw:start-shape="id12" draw:start-glue-point="8" draw:end-shape="id13" draw:end-glue-point="4" svg:d="M10151 10950v1550" svg:viewBox="0 0 1 1551">
            <text:p/>
          </draw:connector>
          <draw:frame draw:style-name="gr4" draw:text-style-name="P4" xml:id="id15" draw:id="id15" draw:layer="layout" svg:width="3.778cm" svg:height="1.675cm" svg:x="4.1cm" svg:y="7cm">
            <draw:text-box>
              <text:p text:style-name="P1">Human</text:p>
              <text:p text:style-name="P1">player</text:p>
            </draw:text-box>
          </draw:frame>
          <draw:connector draw:style-name="gr5" draw:text-style-name="P3" draw:layer="layout" draw:type="curve" svg:x1="8.95cm" svg:y1="5.75cm" svg:x2="5.989cm" svg:y2="7cm" draw:start-shape="id14" draw:start-glue-point="6" draw:end-shape="id15" draw:end-glue-point="0" svg:d="M8950 5750c-1974 0-2961 416-2961 1250" svg:viewBox="0 0 2962 1251">
            <text:p/>
          </draw:connector>
          <draw:connector draw:style-name="gr5" draw:text-style-name="P3" draw:layer="layout" draw:type="curve" svg:x1="5.989cm" svg:y1="8.675cm" svg:x2="8.901cm" svg:y2="9.7cm" draw:start-shape="id15" draw:start-glue-point="2" draw:end-shape="id12" draw:end-glue-point="6" svg:d="M5989 8675c0 684 970 1025 2912 1025" svg:viewBox="0 0 2913 1026">
            <text:p/>
          </draw:connector>
          <draw:custom-shape draw:style-name="gr10" draw:text-style-name="P3" draw:layer="layout" svg:width="8cm" svg:height="15.5cm" svg:x="12.901cm" svg:y="0cm">
            <text:p/>
            <draw:enhanced-geometry svg:viewBox="0 0 21600 21600" draw:type="rectangle" draw:enhanced-path="M 0 0 L 21600 0 21600 21600 0 21600 0 0 Z N"/>
          </draw:custom-shape>
          <draw:connector draw:style-name="gr5" draw:text-style-name="P3" draw:layer="measurelines" draw:type="curve" svg:x1="11.401cm" svg:y1="13.75cm" svg:x2="18.701cm" svg:y2="10.95cm" draw:start-shape="id13" draw:start-glue-point="10" draw:end-shape="id7" draw:end-glue-point="8" svg:d="M11401 13750c4867 0 7300-933 7300-2800" svg:viewBox="0 0 7301 2801">
            <text:p/>
          </draw:connector>
          <draw:connector draw:style-name="gr3" draw:text-style-name="P3" draw:layer="measurelines" draw:type="line" svg:x1="10.151cm" svg:y1="3cm" svg:x2="10.201cm" svg:y2="4.5cm" draw:start-shape="id11" draw:start-glue-point="8" draw:end-shape="id14" draw:end-glue-point="4" svg:d="M10151 3000l50 1500" svg:viewBox="0 0 51 1501">
            <text:p/>
          </draw:connector>
          <draw:custom-shape draw:style-name="gr11" draw:text-style-name="P3" draw:layer="layout" svg:width="4.55cm" svg:height="15.5cm" svg:x="7.852cm" svg:y="0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3" draw:style-name="dp1" draw:master-page-name="Standard">
        <draw:g>
          <draw:custom-shape draw:style-name="gr2" draw:text-style-name="P2" xml:id="id20" draw:id="id20" draw:layer="layout" svg:width="2.501cm" svg:height="2.5cm" svg:x="9.876cm" svg:y="4.5cm">
            <text:p text:style-name="P1"><text:span text:style-name="T2">Rende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8" draw:id="id18" draw:layer="layout" svg:width="2.501cm" svg:height="2.5cm" svg:x="13.375cm" svg:y="4.5cm">
            <text:p text:style-name="P1"><text:span text:style-name="T2">Client</text:span></text:p>
            <text:p text:style-name="P1"><text:span text:style-name="T2">stat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6" draw:id="id16" draw:layer="layout" svg:width="2.501cm" svg:height="2.5cm" svg:x="13.375cm" svg:y="8.45cm">
            <text:p text:style-name="P1"><text:span text:style-name="T2">Client</text:span></text:p>
            <text:p text:style-name="P1"><text:span text:style-name="T2">inpu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7" xml:id="id19" draw:id="id19" draw:layer="layout" svg:width="2.501cm" svg:height="2.5cm" svg:x="18.326cm" svg:y="4.5cm">
            <text:p text:style-name="P1"><text:span text:style-name="T2">Server</text:span></text:p>
            <text:p text:style-name="P1"><text:span text:style-name="T2">stat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7" xml:id="id17" draw:id="id17" draw:layer="layout" svg:width="2.501cm" svg:height="2.5cm" svg:x="18.326cm" svg:y="8.45cm">
            <text:p text:style-name="P1"><text:span text:style-name="T2">Server</text:span></text:p>
            <text:p text:style-name="P1"><text:span text:style-name="T2">input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3" draw:layer="layout" draw:type="line" svg:x1="15.876cm" svg:y1="9.7cm" svg:x2="18.326cm" svg:y2="9.7cm" draw:start-shape="id16" draw:start-glue-point="10" draw:end-shape="id17" draw:end-glue-point="6" svg:d="M15876 9700h2450" svg:viewBox="0 0 2451 1">
            <text:p/>
          </draw:connector>
          <draw:connector draw:style-name="gr3" draw:text-style-name="P3" draw:layer="layout" draw:type="line" svg:x1="14.626cm" svg:y1="8.45cm" svg:x2="14.626cm" svg:y2="7cm" draw:start-shape="id16" draw:start-glue-point="4" draw:end-shape="id18" draw:end-glue-point="8" svg:d="M14626 8450v-1450" svg:viewBox="0 0 1 1451">
            <text:p/>
          </draw:connector>
          <draw:connector draw:style-name="gr5" draw:text-style-name="P3" draw:layer="layout" draw:type="line" svg:x1="18.326cm" svg:y1="5.75cm" svg:x2="15.876cm" svg:y2="5.75cm" draw:start-shape="id19" draw:start-glue-point="6" draw:end-shape="id18" draw:end-glue-point="10" svg:d="M18326 5750h-2450" svg:viewBox="0 0 2451 1">
            <text:p/>
          </draw:connector>
          <draw:connector draw:style-name="gr3" draw:text-style-name="P3" draw:layer="layout" draw:type="line" svg:x1="13.375cm" svg:y1="5.75cm" svg:x2="12.377cm" svg:y2="5.75cm" draw:start-shape="id18" draw:start-glue-point="6" draw:end-shape="id20" draw:end-glue-point="10" svg:d="M13375 5750h-998" svg:viewBox="0 0 999 1">
            <text:p/>
          </draw:connector>
          <draw:connector draw:style-name="gr3" draw:text-style-name="P3" draw:layer="layout" draw:type="line" svg:x1="9.876cm" svg:y1="5.75cm" svg:x2="7.376cm" svg:y2="5.75cm" draw:start-shape="id20" draw:start-glue-point="6" draw:end-shape="id21" draw:end-glue-point="10" svg:d="M9876 5750h-2500" svg:viewBox="0 0 2501 1">
            <text:p/>
          </draw:connector>
          <draw:connector draw:style-name="gr5" draw:text-style-name="P3" draw:layer="layout" draw:type="line" svg:x1="19.577cm" svg:y1="8.45cm" svg:x2="19.577cm" svg:y2="7cm" draw:start-shape="id17" draw:start-glue-point="4" draw:end-shape="id19" draw:end-glue-point="8" svg:d="M19577 8450v-1450" svg:viewBox="0 0 1 1451">
            <text:p/>
          </draw:connector>
          <draw:frame draw:style-name="gr13" draw:text-style-name="P9" xml:id="id22" draw:id="id22" draw:layer="layout" svg:width="2.397cm" svg:height="3.083cm" svg:x="22.579cm" svg:y="7.05cm">
            <draw:text-box>
              <text:p text:style-name="P8"><text:span text:style-name="T2">Other clients</text:span></text:p>
            </draw:text-box>
          </draw:frame>
          <draw:connector draw:style-name="gr5" draw:text-style-name="P3" draw:layer="layout" draw:type="curve" svg:x1="23.777cm" svg:y1="10.133cm" svg:x2="20.827cm" svg:y2="9.7cm" draw:start-shape="id22" draw:start-glue-point="2" draw:end-shape="id17" draw:end-glue-point="10" svg:d="M23777 10133c0 750-1031 626-1435 330s-182-763-1515-763" svg:viewBox="0 0 2951 995">
            <text:p/>
          </draw:connector>
          <draw:connector draw:style-name="gr5" draw:text-style-name="P3" draw:layer="layout" draw:type="curve" svg:x1="20.827cm" svg:y1="5.75cm" svg:x2="23.777cm" svg:y2="7.05cm" draw:start-shape="id19" draw:start-glue-point="10" draw:end-shape="id22" draw:end-glue-point="0" svg:d="M20827 5750c1967 0 2950 433 2950 1300" svg:viewBox="0 0 2951 1301">
            <text:p/>
          </draw:connector>
          <draw:custom-shape draw:style-name="gr2" draw:text-style-name="P2" xml:id="id23" draw:id="id23" draw:layer="layout" svg:width="2.501cm" svg:height="2.5cm" svg:x="4.825cm" svg:y="8.45cm">
            <text:p text:style-name="P1"><text:span text:style-name="T2">Input</text:span></text:p>
            <text:p text:style-name="P1"><text:span text:style-name="T2">devic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21" draw:id="id21" draw:layer="layout" svg:width="2.5cm" svg:height="2.5cm" svg:x="4.876cm" svg:y="4.5cm">
            <text:p text:style-name="P1"><text:span text:style-name="T2">AV</text:span></text:p>
            <text:p text:style-name="P1"><text:span text:style-name="T2">outpu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3" draw:layer="layout" draw:type="line" svg:x1="7.326cm" svg:y1="9.7cm" svg:x2="13.375cm" svg:y2="9.7cm" draw:start-shape="id23" draw:start-glue-point="10" draw:end-shape="id16" draw:end-glue-point="6" svg:d="M7326 9700h6049" svg:viewBox="0 0 6050 1">
            <text:p/>
          </draw:connector>
          <draw:frame draw:style-name="gr14" draw:text-style-name="P4" xml:id="id24" draw:id="id24" draw:layer="layout" svg:width="3.745cm" svg:height="1.675cm" svg:x="0.025cm" svg:y="7cm">
            <draw:text-box>
              <text:p text:style-name="P1"><text:span text:style-name="T2">Human</text:span></text:p>
              <text:p text:style-name="P1"><text:span text:style-name="T2">player</text:span></text:p>
            </draw:text-box>
          </draw:frame>
          <draw:connector draw:style-name="gr5" draw:text-style-name="P3" draw:layer="layout" draw:type="curve" svg:x1="4.876cm" svg:y1="5.75cm" svg:x2="1.897cm" svg:y2="7cm" draw:start-shape="id21" draw:start-glue-point="6" draw:end-shape="id24" draw:end-glue-point="0" svg:d="M4876 5750c-1986 0-2979 416-2979 1250" svg:viewBox="0 0 2980 1251">
            <text:p/>
          </draw:connector>
          <draw:connector draw:style-name="gr5" draw:text-style-name="P3" draw:layer="layout" draw:type="curve" svg:x1="1.897cm" svg:y1="8.675cm" svg:x2="4.825cm" svg:y2="9.7cm" draw:start-shape="id24" draw:start-glue-point="2" draw:end-shape="id23" draw:end-glue-point="6" svg:d="M1897 8675c0 684 976 1025 2928 1025" svg:viewBox="0 0 2929 1026">
            <text:p/>
          </draw:connector>
          <draw:custom-shape draw:style-name="gr6" draw:text-style-name="P3" draw:layer="layout" svg:width="13.05cm" svg:height="15.5cm" svg:x="3.776cm" svg:y="0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3" draw:layer="layout" svg:width="4.55cm" svg:height="15.5cm" svg:x="17.326cm" svg:y="0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4" draw:style-name="dp1" draw:master-page-name="Standard">
        <draw:g>
          <draw:custom-shape draw:style-name="gr2" draw:text-style-name="P2" xml:id="id29" draw:id="id29" draw:layer="layout" svg:width="2.501cm" svg:height="2.5cm" svg:x="9.876cm" svg:y="4.5cm">
            <text:p text:style-name="P1"><text:span text:style-name="T2">Rende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5" xml:id="id30" draw:id="id30" draw:layer="layout" svg:width="2.501cm" svg:height="2.5cm" svg:x="9.876cm" svg:y="0.5cm">
            <text:p text:style-name="P1"><text:span text:style-name="T1">Encod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xml:id="id31" draw:id="id31" draw:layer="layout" svg:width="2.5cm" svg:height="2.5cm" svg:x="4.826cm" svg:y="0.5cm">
            <text:p text:style-name="P1"><text:span text:style-name="T2">Decod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27" draw:id="id27" draw:layer="layout" svg:width="2.501cm" svg:height="2.5cm" svg:x="13.375cm" svg:y="4.5cm">
            <text:p text:style-name="P1"><text:span text:style-name="T2">Client</text:span></text:p>
            <text:p text:style-name="P1"><text:span text:style-name="T2">stat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25" draw:id="id25" draw:layer="layout" svg:width="2.501cm" svg:height="2.5cm" svg:x="13.375cm" svg:y="8.45cm">
            <text:p text:style-name="P1"><text:span text:style-name="T2">Client</text:span></text:p>
            <text:p text:style-name="P1"><text:span text:style-name="T2">inpu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6" xml:id="id34" draw:id="id34" draw:layer="layout" svg:width="2.501cm" svg:height="2.5cm" svg:x="4.825cm" svg:y="12.5cm">
            <text:p text:style-name="P1"><text:span text:style-name="T2">Local</text:span></text:p>
            <text:p text:style-name="P1"><text:span text:style-name="T2">inpu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7" xml:id="id28" draw:id="id28" draw:layer="layout" svg:width="2.501cm" svg:height="2.5cm" svg:x="18.326cm" svg:y="4.5cm">
            <text:p text:style-name="P1"><text:span text:style-name="T2">Server</text:span></text:p>
            <text:p text:style-name="P1"><text:span text:style-name="T2">stat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7" xml:id="id26" draw:id="id26" draw:layer="layout" svg:width="2.501cm" svg:height="2.5cm" svg:x="18.326cm" svg:y="8.45cm">
            <text:p text:style-name="P1"><text:span text:style-name="T2">Server</text:span></text:p>
            <text:p text:style-name="P1"><text:span text:style-name="T2">input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3" draw:layer="layout" draw:type="line" svg:x1="15.876cm" svg:y1="9.7cm" svg:x2="18.326cm" svg:y2="9.7cm" draw:start-shape="id25" draw:start-glue-point="10" draw:end-shape="id26" draw:end-glue-point="6" svg:d="M15876 9700h2450" svg:viewBox="0 0 2451 1">
            <text:p/>
          </draw:connector>
          <draw:connector draw:style-name="gr3" draw:text-style-name="P3" draw:layer="layout" draw:type="line" svg:x1="14.626cm" svg:y1="8.45cm" svg:x2="14.626cm" svg:y2="7cm" draw:start-shape="id25" draw:start-glue-point="4" draw:end-shape="id27" draw:end-glue-point="8" svg:d="M14626 8450v-1450" svg:viewBox="0 0 1 1451">
            <text:p/>
          </draw:connector>
          <draw:connector draw:style-name="gr5" draw:text-style-name="P3" draw:layer="layout" draw:type="line" svg:x1="18.326cm" svg:y1="5.75cm" svg:x2="15.876cm" svg:y2="5.75cm" draw:start-shape="id28" draw:start-glue-point="6" draw:end-shape="id27" draw:end-glue-point="10" svg:d="M18326 5750h-2450" svg:viewBox="0 0 2451 1">
            <text:p/>
          </draw:connector>
          <draw:connector draw:style-name="gr3" draw:text-style-name="P3" draw:layer="layout" draw:type="line" svg:x1="13.375cm" svg:y1="5.75cm" svg:x2="12.377cm" svg:y2="5.75cm" draw:start-shape="id27" draw:start-glue-point="6" draw:end-shape="id29" draw:end-glue-point="10" svg:d="M13375 5750h-998" svg:viewBox="0 0 999 1">
            <text:p/>
          </draw:connector>
          <draw:connector draw:style-name="gr3" draw:text-style-name="P3" draw:layer="layout" draw:type="line" svg:x1="11.127cm" svg:y1="4.5cm" svg:x2="11.127cm" svg:y2="3cm" draw:start-shape="id29" draw:start-glue-point="4" draw:end-shape="id30" draw:end-glue-point="8" svg:d="M11127 4500v-1500" svg:viewBox="0 0 1 1501">
            <text:p/>
          </draw:connector>
          <draw:connector draw:style-name="gr3" draw:text-style-name="P3" draw:layer="layout" draw:type="line" svg:x1="9.876cm" svg:y1="1.75cm" svg:x2="7.326cm" svg:y2="1.75cm" draw:start-shape="id30" draw:start-glue-point="6" draw:end-shape="id31" draw:end-glue-point="10" svg:d="M9876 1750h-2550" svg:viewBox="0 0 2551 1">
            <text:p/>
          </draw:connector>
          <draw:connector draw:style-name="gr5" draw:text-style-name="P3" draw:layer="layout" draw:type="line" svg:x1="19.577cm" svg:y1="8.45cm" svg:x2="19.577cm" svg:y2="7cm" draw:start-shape="id26" draw:start-glue-point="4" draw:end-shape="id28" draw:end-glue-point="8" svg:d="M19577 8450v-1450" svg:viewBox="0 0 1 1451">
            <text:p/>
          </draw:connector>
          <draw:frame draw:style-name="gr13" draw:text-style-name="P9" xml:id="id32" draw:id="id32" draw:layer="layout" svg:width="2.397cm" svg:height="3.083cm" svg:x="22.579cm" svg:y="7.05cm">
            <draw:text-box>
              <text:p text:style-name="P8"><text:span text:style-name="T2">Other clients</text:span></text:p>
            </draw:text-box>
          </draw:frame>
          <draw:connector draw:style-name="gr5" draw:text-style-name="P3" draw:layer="layout" draw:type="curve" svg:x1="23.777cm" svg:y1="10.133cm" svg:x2="20.827cm" svg:y2="9.7cm" draw:start-shape="id32" draw:start-glue-point="2" draw:end-shape="id26" draw:end-glue-point="10" svg:d="M23777 10133c0 750-1031 626-1435 330s-182-763-1515-763" svg:viewBox="0 0 2951 995">
            <text:p/>
          </draw:connector>
          <draw:connector draw:style-name="gr5" draw:text-style-name="P3" draw:layer="layout" draw:type="curve" svg:x1="20.827cm" svg:y1="5.75cm" svg:x2="23.777cm" svg:y2="7.05cm" draw:start-shape="id28" draw:start-glue-point="10" draw:end-shape="id32" draw:end-glue-point="0" svg:d="M20827 5750c1967 0 2950 433 2950 1300" svg:viewBox="0 0 2951 1301">
            <text:p/>
          </draw:connector>
          <draw:custom-shape draw:style-name="gr2" draw:text-style-name="P2" xml:id="id33" draw:id="id33" draw:layer="layout" svg:width="2.501cm" svg:height="2.5cm" svg:x="4.825cm" svg:y="8.45cm">
            <text:p text:style-name="P1"><text:span text:style-name="T2">Input</text:span></text:p>
            <text:p text:style-name="P1"><text:span text:style-name="T2">devic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35" draw:id="id35" draw:layer="layout" svg:width="2.5cm" svg:height="2.5cm" svg:x="4.876cm" svg:y="4.5cm">
            <text:p text:style-name="P1"><text:span text:style-name="T2">AV</text:span></text:p>
            <text:p text:style-name="P1"><text:span text:style-name="T2">outpu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3" draw:layer="layout" draw:type="line" svg:x1="6.076cm" svg:y1="10.95cm" svg:x2="6.076cm" svg:y2="12.5cm" draw:start-shape="id33" draw:start-glue-point="8" draw:end-shape="id34" draw:end-glue-point="4" svg:d="M6076 10950v1550" svg:viewBox="0 0 1 1551">
            <text:p/>
          </draw:connector>
          <draw:frame draw:style-name="gr14" draw:text-style-name="P4" xml:id="id36" draw:id="id36" draw:layer="layout" svg:width="3.745cm" svg:height="1.675cm" svg:x="0.025cm" svg:y="7cm">
            <draw:text-box>
              <text:p text:style-name="P1"><text:span text:style-name="T2">Human</text:span></text:p>
              <text:p text:style-name="P1"><text:span text:style-name="T2">player</text:span></text:p>
            </draw:text-box>
          </draw:frame>
          <draw:connector draw:style-name="gr5" draw:text-style-name="P3" draw:layer="layout" draw:type="curve" svg:x1="4.876cm" svg:y1="5.75cm" svg:x2="1.897cm" svg:y2="7cm" draw:start-shape="id35" draw:start-glue-point="6" draw:end-shape="id36" draw:end-glue-point="0" svg:d="M4876 5750c-1986 0-2979 416-2979 1250" svg:viewBox="0 0 2980 1251">
            <text:p/>
          </draw:connector>
          <draw:connector draw:style-name="gr5" draw:text-style-name="P3" draw:layer="layout" draw:type="curve" svg:x1="1.897cm" svg:y1="8.675cm" svg:x2="4.825cm" svg:y2="9.7cm" draw:start-shape="id36" draw:start-glue-point="2" draw:end-shape="id33" draw:end-glue-point="6" svg:d="M1897 8675c0 684 976 1025 2928 1025" svg:viewBox="0 0 2929 1026">
            <text:p/>
          </draw:connector>
          <draw:custom-shape draw:style-name="gr10" draw:text-style-name="P3" draw:layer="layout" svg:width="8cm" svg:height="15.5cm" svg:x="8.826cm" svg:y="0cm">
            <text:p/>
            <draw:enhanced-geometry svg:viewBox="0 0 21600 21600" draw:type="rectangle" draw:enhanced-path="M 0 0 L 21600 0 21600 21600 0 21600 0 0 Z N"/>
          </draw:custom-shape>
          <draw:connector draw:style-name="gr5" draw:text-style-name="P3" draw:layer="measurelines" draw:type="curve" svg:x1="7.326cm" svg:y1="13.75cm" svg:x2="14.626cm" svg:y2="10.95cm" draw:start-shape="id34" draw:start-glue-point="10" draw:end-shape="id25" draw:end-glue-point="8" svg:d="M7326 13750c4867 0 7300-933 7300-2800" svg:viewBox="0 0 7301 2801">
            <text:p/>
          </draw:connector>
          <draw:connector draw:style-name="gr3" draw:text-style-name="P3" draw:layer="measurelines" draw:type="line" svg:x1="6.076cm" svg:y1="3cm" svg:x2="6.126cm" svg:y2="4.5cm" draw:start-shape="id31" draw:start-glue-point="8" draw:end-shape="id35" draw:end-glue-point="4" svg:d="M6076 3000l50 1500" svg:viewBox="0 0 51 1501">
            <text:p/>
          </draw:connector>
          <draw:custom-shape draw:style-name="gr11" draw:text-style-name="P3" draw:layer="layout" svg:width="4.55cm" svg:height="15.5cm" svg:x="17.326cm" svg:y="0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3" draw:layer="layout" svg:width="4.55cm" svg:height="15.5cm" svg:x="3.777cm" svg:y="0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LangeStriche" draw:style="rect" draw:dots1="1" draw:dots1-length="400%" draw:dots2="1" draw:dots2-length="400%" draw:distance="40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A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5cm" fo:page-height="15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3T21:52:07.598655000</meta:creation-date>
    <dc:date>2015-12-04T13:40:33.121000000</dc:date>
    <meta:editing-duration>PT1H7M29S</meta:editing-duration>
    <meta:editing-cycles>14</meta:editing-cycles>
    <meta:generator>LibreOffice/5.0.3.2$Windows_x86 LibreOffice_project/e5f16313668ac592c1bfb310f4390624e3dbfb75</meta:generator>
    <meta:document-statistic meta:object-count="88"/>
  </office:meta>
</office:document-meta>
</file>